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24-09-19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0792" calcext:value-type="float">
            <text:p>160.2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23-09-28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63256" calcext:value-type="float">
            <text:p>160.1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22-09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13904" calcext:value-type="float">
            <text:p>160.0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21-09-1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8952" calcext:value-type="float">
            <text:p>159.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20-09-23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91984" calcext:value-type="float">
            <text:p>159.8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20-06-25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58456" calcext:value-type="float">
            <text:p>159.8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20-03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3216" calcext:value-type="float">
            <text:p>159.8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9-12-30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34072" calcext:value-type="float">
            <text:p>159.8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9-09-2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09688" calcext:value-type="float">
            <text:p>159.8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9-06-30 0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70064" calcext:value-type="float">
            <text:p>159.7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9-03-19 2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54824" calcext:value-type="float">
            <text:p>159.7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8-12-27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42632" calcext:value-type="float">
            <text:p>159.7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8-09-27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06056" calcext:value-type="float">
            <text:p>159.7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8-07-03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90816" calcext:value-type="float">
            <text:p>159.6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8-03-08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66432" calcext:value-type="float">
            <text:p>159.6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7-12-28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63384" calcext:value-type="float">
            <text:p>159.6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7-09-28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39" calcext:value-type="float">
            <text:p>159.6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7-06-30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9328" calcext:value-type="float">
            <text:p>159.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7-03-22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96328" calcext:value-type="float">
            <text:p>159.5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6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35952" calcext:value-type="float">
            <text:p>159.6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6-09-22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14616" calcext:value-type="float">
            <text:p>159.6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6-06-2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9328" calcext:value-type="float">
            <text:p>159.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6-03-29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90232" calcext:value-type="float">
            <text:p>159.5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5-12-22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59752" calcext:value-type="float">
            <text:p>159.5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5-09-18 0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44512" calcext:value-type="float">
            <text:p>159.5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5-06-23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10984" calcext:value-type="float">
            <text:p>159.5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5-03-25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74408" calcext:value-type="float">
            <text:p>159.4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5-02-23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92696" calcext:value-type="float">
            <text:p>159.4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5-01-2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866" calcext:value-type="float">
            <text:p>159.4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4-12-19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104" calcext:value-type="float">
            <text:p>159.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4-11-24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04304" calcext:value-type="float">
            <text:p>159.4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4-10-28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86016" calcext:value-type="float">
            <text:p>159.3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4-09-25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37832" calcext:value-type="float">
            <text:p>159.4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4-07-30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73824" calcext:value-type="float">
            <text:p>159.3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4-06-27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58584" calcext:value-type="float">
            <text:p>159.3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4-05-30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67728" calcext:value-type="float">
            <text:p>159.3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4-04-30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4944" calcext:value-type="float">
            <text:p>159.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4-03-2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104" calcext:value-type="float">
            <text:p>159.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4-02-26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342" calcext:value-type="float">
            <text:p>159.3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4-01-31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37248" calcext:value-type="float">
            <text:p>159.3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3-12-20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89064" calcext:value-type="float">
            <text:p>159.3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3-11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86016" calcext:value-type="float">
            <text:p>159.3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3-10-28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73824" calcext:value-type="float">
            <text:p>159.3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3-09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67728" calcext:value-type="float">
            <text:p>159.3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3-08-28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61632" calcext:value-type="float">
            <text:p>159.3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3-07-31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67728" calcext:value-type="float">
            <text:p>159.3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3-06-28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52488" calcext:value-type="float">
            <text:p>159.3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3-04-30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58584" calcext:value-type="float">
            <text:p>159.3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3-03-28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55536" calcext:value-type="float">
            <text:p>159.3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3-02-28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46392" calcext:value-type="float">
            <text:p>159.3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3-01-30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43344" calcext:value-type="float">
            <text:p>159.3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2-12-28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342" calcext:value-type="float">
            <text:p>159.3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2-11-30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31152" calcext:value-type="float">
            <text:p>159.3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2-10-31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12864" calcext:value-type="float">
            <text:p>159.3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2-09-28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25056" calcext:value-type="float">
            <text:p>159.3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2-08-31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46392" calcext:value-type="float">
            <text:p>159.3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2-07-30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31152" calcext:value-type="float">
            <text:p>159.3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2-06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31152" calcext:value-type="float">
            <text:p>159.3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2-05-31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31152" calcext:value-type="float">
            <text:p>159.3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2-04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1896" calcext:value-type="float">
            <text:p>159.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2-03-2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97624" calcext:value-type="float">
            <text:p>159.2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2-02-29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94576" calcext:value-type="float">
            <text:p>159.2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2-01-31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91528" calcext:value-type="float">
            <text:p>159.2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1-12-28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7144" calcext:value-type="float">
            <text:p>159.2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1-11-30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4096" calcext:value-type="float">
            <text:p>159.2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1-10-31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1048" calcext:value-type="float">
            <text:p>159.2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1-09-2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324" calcext:value-type="float">
            <text:p>159.2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1-08-31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1904" calcext:value-type="float">
            <text:p>159.2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1-07-27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4952" calcext:value-type="float">
            <text:p>159.2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1-06-29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5808" calcext:value-type="float">
            <text:p>159.2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1-04-25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1904" calcext:value-type="float">
            <text:p>159.2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1-03-29 2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1904" calcext:value-type="float">
            <text:p>159.2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1-02-28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1904" calcext:value-type="float">
            <text:p>159.2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1-01-26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8856" calcext:value-type="float">
            <text:p>159.2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0-12-27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8856" calcext:value-type="float">
            <text:p>159.2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0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1048" calcext:value-type="float">
            <text:p>159.2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0-10-27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8848" calcext:value-type="float">
            <text:p>159.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0-09-27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0192" calcext:value-type="float">
            <text:p>159.2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0-08-27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324" calcext:value-type="float">
            <text:p>159.2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0-07-22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7324" calcext:value-type="float">
            <text:p>159.2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0-06-22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1048" calcext:value-type="float">
            <text:p>159.2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0-05-26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1048" calcext:value-type="float">
            <text:p>159.2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0-04-29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64096" calcext:value-type="float">
            <text:p>159.2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0-03-22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1904" calcext:value-type="float">
            <text:p>159.2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0-02-25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8856" calcext:value-type="float">
            <text:p>159.2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10-01-29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1904" calcext:value-type="float">
            <text:p>159.2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9-12-17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5808" calcext:value-type="float">
            <text:p>159.2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9-11-23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33616" calcext:value-type="float">
            <text:p>159.2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9-10-2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24472" calcext:value-type="float">
            <text:p>159.2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9-09-29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03136" calcext:value-type="float">
            <text:p>159.2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9-08-27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93992" calcext:value-type="float">
            <text:p>159.1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9-07-2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84848" calcext:value-type="float">
            <text:p>159.1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9-06-29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93992" calcext:value-type="float">
            <text:p>159.1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9-05-28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75704" calcext:value-type="float">
            <text:p>159.1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9-04-27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57416" calcext:value-type="float">
            <text:p>159.1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9-02-28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056" calcext:value-type="float">
            <text:p>159.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9-01-29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93408" calcext:value-type="float">
            <text:p>159.0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9-01-01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62928" calcext:value-type="float">
            <text:p>159.0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8-11-28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72072" calcext:value-type="float">
            <text:p>159.0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8-09-25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47688" calcext:value-type="float">
            <text:p>159.0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8-08-29 0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32448" calcext:value-type="float">
            <text:p>159.0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8-08-01 0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50736" calcext:value-type="float">
            <text:p>159.0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8-06-30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86728" calcext:value-type="float">
            <text:p>158.9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8-05-28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64808" calcext:value-type="float">
            <text:p>158.8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8-04-30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67856" calcext:value-type="float">
            <text:p>158.8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8-04-0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77" calcext:value-type="float">
            <text:p>158.8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8-03-31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0936" calcext:value-type="float">
            <text:p>158.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8-02-02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3128" calcext:value-type="float">
            <text:p>158.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8-01-29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6364" calcext:value-type="float">
            <text:p>158.6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7-12-21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54496" calcext:value-type="float">
            <text:p>158.6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7-11-30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36208" calcext:value-type="float">
            <text:p>158.6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7-10-25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24016" calcext:value-type="float">
            <text:p>158.6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7-09-25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75832" calcext:value-type="float">
            <text:p>158.6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7-06-29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81928" calcext:value-type="float">
            <text:p>158.6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7-03-27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50864" calcext:value-type="float">
            <text:p>158.5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6-12-26 2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71616" calcext:value-type="float">
            <text:p>158.4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6-08-25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49696" calcext:value-type="float">
            <text:p>158.3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6-06-30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19216" calcext:value-type="float">
            <text:p>158.3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6-01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142432" calcext:value-type="float">
            <text:p>158.1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5-12-07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136336" calcext:value-type="float">
            <text:p>158.1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5-11-29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139384" calcext:value-type="float">
            <text:p>158.1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5-10-24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111952" calcext:value-type="float">
            <text:p>158.1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5-09-27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81472" calcext:value-type="float">
            <text:p>158.0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5-08-2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66232" calcext:value-type="float">
            <text:p>158.0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5-07-28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35752" calcext:value-type="float">
            <text:p>158.0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5-06-29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47944" calcext:value-type="float">
            <text:p>158.0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5-05-25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26608" calcext:value-type="float">
            <text:p>158.0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5-04-29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32704" calcext:value-type="float">
            <text:p>158.0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5-03-31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17464" calcext:value-type="float">
            <text:p>158.0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5-02-2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14416" calcext:value-type="float">
            <text:p>158.0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02224" calcext:value-type="float">
            <text:p>158.0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99308" calcext:value-type="float">
            <text:p>157.9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980888" calcext:value-type="float">
            <text:p>157.9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953456" calcext:value-type="float">
            <text:p>157.9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938216" calcext:value-type="float">
            <text:p>157.9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910784" calcext:value-type="float">
            <text:p>157.9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90164" calcext:value-type="float">
            <text:p>157.9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865064" calcext:value-type="float">
            <text:p>157.8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843728" calcext:value-type="float">
            <text:p>157.8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4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828488" calcext:value-type="float">
            <text:p>157.8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4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804104" calcext:value-type="float">
            <text:p>157.8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4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785816" calcext:value-type="float">
            <text:p>157.7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770576" calcext:value-type="float">
            <text:p>157.7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746192" calcext:value-type="float">
            <text:p>157.7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691328" calcext:value-type="float">
            <text:p>157.6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663896" calcext:value-type="float">
            <text:p>157.6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609032" calcext:value-type="float">
            <text:p>157.6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590744" calcext:value-type="float">
            <text:p>157.5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560264" calcext:value-type="float">
            <text:p>157.5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508448" calcext:value-type="float">
            <text:p>157.5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3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496256" calcext:value-type="float">
            <text:p>157.4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456632" calcext:value-type="float">
            <text:p>157.4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447488" calcext:value-type="float">
            <text:p>157.4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417008" calcext:value-type="float">
            <text:p>157.4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89576" calcext:value-type="float">
            <text:p>157.3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2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65192" calcext:value-type="float">
            <text:p>157.3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2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3776" calcext:value-type="float">
            <text:p>157.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9204" calcext:value-type="float">
            <text:p>157.2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37176" calcext:value-type="float">
            <text:p>157.2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2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18888" calcext:value-type="float">
            <text:p>157.2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34109392901</text:p>
          </table:table-cell>
          <table:table-cell office:value-type="string" calcext:value-type="string">
            <text:p>200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03648" calcext:value-type="float">
            <text:p>157.2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41" meta:object-count="0"/>
    <meta:user-defined meta:name="AppVersion">3.0</meta:user-defined>
  </office:meta>
</office:document-meta>
</file>